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1b0c82" officeooo:paragraph-rsid="0000357c"/>
    </style:style>
    <style:style style:name="P2" style:family="paragraph" style:parent-style-name="Standard">
      <style:text-properties fo:language="es" fo:country="MX" officeooo:rsid="0000357c" officeooo:paragraph-rsid="0000357c"/>
    </style:style>
    <style:style style:name="P3" style:family="paragraph" style:parent-style-name="Standard">
      <style:text-properties fo:language="es" fo:country="MX" officeooo:paragraph-rsid="0000357c"/>
    </style:style>
    <style:style style:name="T1" style:family="text">
      <style:text-properties officeooo:rsid="0000357c"/>
    </style:style>
    <style:style style:name="T2" style:family="text">
      <style:text-properties fo:language="es" fo:country="M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¿ Por qué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1"/>
      <text:p text:style-name="P2">DESCARGAS MP3</text:p>
      <text:p text:style-name="P2"/>
      <text:p text:style-name="P2">¿Te perdiste de un domingo o sólo quieres escuchar lo que se ha enseñado en VidaLife?</text:p>
      <text:p text:style-name="P2"/>
      <text:p text:style-name="P2">Abajo hay una lista de sermones para descargar.</text:p>
      <text:p text:style-name="P1"/>
      <text:p text:style-name="P2">Ya pronto!!</text:p>
      <text:p text:style-name="P2"/>
      <text:p text:style-name="P3"><text:span text:style-name="T1"><text:line-break/></text:span>HALLELUJAH ANYWAY </text:p>
      <text:p text:style-name="P3"/>
      <text:p text:style-name="P3"/>
      <text:p text:style-name="P2">Suscribete</text:p>
      <text:p text:style-name="P2"/>
      <text:p text:style-name="P2">Mantente informado</text:p>
      <text:p text:style-name="P2"/>
      <text:p text:style-name="P2">Correo</text:p>
      <text:p text:style-name="P2"/>
      <text:p text:style-name="P2">Env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53:25.627000000</meta:creation-date>
    <dc:date>2016-06-25T10:47:37.206000000</dc:date>
    <meta:editing-duration>PT15M42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1" meta:word-count="48" meta:character-count="321" meta:non-whitespace-character-count="258"/>
  </office:meta>
</office:document-meta>
</file>